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 style:list-style-name="L4">
      <style:text-properties fo:font-weight="normal" style:font-weight-asian="normal" style:font-weight-complex="normal"/>
    </style:style>
    <style:style style:name="P8" style:family="paragraph" style:parent-style-name="Standard" style:list-style-name="L5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kill:<text:line-break/><text:span text:style-name="T2">What is the problem it is trying to solve? </text:span></text:p>
      <text:p text:style-name="P2">The problem this tries to solve is how the flow of the assassination of other players is going to happen.</text:p>
      <text:p text:style-name="P2">Why does it need to exist? </text:p>
      <text:p text:style-name="P2">To make the user(s) able to "kill" other players withing the game.</text:p>
      <text:p text:style-name="P2">Who will use it? </text:p>
      <text:p text:style-name="P2"><text:span text:style-name="T2">The user(s) will use this function.<text:line-break/></text:span></text:p>
      <text:list xml:id="list3754309828193889464" text:style-name="L1">
        <text:list-item>
          <text:p text:style-name="P4">Close to target</text:p>
        </text:list-item>
        <text:list-item>
          <text:p text:style-name="P4">Press target avatar to assassinate</text:p>
        </text:list-item>
        <text:list-item>
          <text:p text:style-name="P4">Select an item to buff attempt</text:p>
        </text:list-item>
        <text:list-item>
          <text:p text:style-name="P4">Make "diceroll"</text:p>
        </text:list-item>
        <text:list-item>
          <text:p text:style-name="P4">Find out result</text:p>
        </text:list-item>
      </text:list>
      <text:p text:style-name="P2"/>
      <text:p text:style-name="P2"/>
      <text:p text:style-name="P1">Use item(s):</text:p>
      <text:p text:style-name="P2">What is the problem it is trying to solve? </text:p>
      <text:p text:style-name="P2">How the user interacts with different types of items.</text:p>
      <text:p text:style-name="P2">Why does it need to exist? </text:p>
      <text:p text:style-name="P2">To give the users more playvalue</text:p>
      <text:p text:style-name="P2">Who will use it? </text:p>
      <text:p text:style-name="P2">The user(s) will use the items in order to buff themselves as well as buffing assassination-tries.</text:p>
      <text:p text:style-name="P2"/>
      <text:p text:style-name="P2">Class specific items are stored in slots (right-hand, left-hand, chest, helm, feet).</text:p>
      <text:list xml:id="list2528572538563874678" text:style-name="L5">
        <text:list-item>
          <text:p text:style-name="P8">User selects the slot he wants to change</text:p>
        </text:list-item>
        <text:list-item>
          <text:p text:style-name="P8">The system shows the different items he has collected</text:p>
        </text:list-item>
        <text:list-item>
          <text:p text:style-name="P8">the user swipe between the different items</text:p>
        </text:list-item>
        <text:list-item>
          <text:p text:style-name="P8">the user selects the "equip" option.</text:p>
        </text:list-item>
        <text:list-item>
          <text:p text:style-name="P8">The item is equipped and the bonuses are gained. </text:p>
        </text:list-item>
      </text:list>
      <text:p text:style-name="P2"/>
      <text:p text:style-name="P2">General items are one-time use.</text:p>
      <text:p text:style-name="P1"/>
      <text:p text:style-name="P1">Browse item(s):</text:p>
      <text:p text:style-name="P1"/>
      <text:p text:style-name="P1"/>
      <text:p text:style-name="P1">Collect item(s):</text:p>
      <text:p text:style-name="P2">One class item per day, collected at hub.</text:p>
      <text:p text:style-name="P2">Another class item for each 5 kill streak (day specific).</text:p>
      <text:p text:style-name="P1"/>
      <text:p text:style-name="P1">Achivements and incentives:</text:p>
      <text:p text:style-name="P2">Kill 10, 25, 50, 100, x00 players</text:p>
      <text:p text:style-name="P2">Killstreaks</text:p>
      <text:p text:style-name="P1"/>
      <text:p text:style-name="P1">List of items:</text:p>
      <text:p text:style-name="P2">Armor – just visuals</text:p>
      <text:p text:style-name="P2"/>
      <text:p text:style-name="P1">Classes and items:</text:p>
      <text:p text:style-name="P2">Spy (Ninja)</text:p>
      <text:list xml:id="list1496138111547218732" text:style-name="L2">
        <text:list-item>
          <text:p text:style-name="P5">Katana</text:p>
        </text:list-item>
        <text:list-item>
          <text:p text:style-name="P5">Daibo</text:p>
        </text:list-item>
        <text:list-item>
          <text:p text:style-name="P5">Hidden blade</text:p>
        </text:list-item>
        <text:list-item>
          <text:p text:style-name="P5"><text:soft-page-break/>Shuriken</text:p>
        </text:list-item>
        <text:list-item>
          <text:p text:style-name="P5">Throwing knives</text:p>
        </text:list-item>
      </text:list>
      <text:p text:style-name="P2">Brawler (Viking)</text:p>
      <text:list xml:id="list4227468854450484858" text:style-name="L3">
        <text:list-item>
          <text:p text:style-name="P6">Shield</text:p>
        </text:list-item>
        <text:list-item>
          <text:p text:style-name="P6">Axe</text:p>
        </text:list-item>
        <text:list-item>
          <text:p text:style-name="P6">Mace</text:p>
        </text:list-item>
        <text:list-item>
          <text:p text:style-name="P6">Bow</text:p>
        </text:list-item>
        <text:list-item>
          <text:p text:style-name="P6">Spear</text:p>
        </text:list-item>
        <text:list-item>
          <text:p text:style-name="P6">Sword</text:p>
        </text:list-item>
      </text:list>
      <text:p text:style-name="P2">Bountyhunter (Pirate)</text:p>
      <text:list xml:id="list6186294581827923667" text:style-name="L4">
        <text:list-item>
          <text:p text:style-name="P7">Cutlass</text:p>
        </text:list-item>
        <text:list-item>
          <text:p text:style-name="P7">Cannon</text:p>
        </text:list-item>
        <text:list-item>
          <text:p text:style-name="P7">Chain</text:p>
        </text:list-item>
      </text:list>
      <text:p text:style-name="P1"/>
      <text:p text:style-name="P1">Other:</text:p>
      <text:p text:style-name="P2">Daily rewards</text:p>
      <text:p text:style-name="P2">Buy items for coins</text:p>
      <text:p text:style-name="P2">Buy coins for money</text:p>
      <text:p text:style-name="P2">Connect mail for updates etc.</text:p>
      <text:p text:style-name="P2"/>
      <text:p text:style-name="P1">Possibilities:</text:p>
      <text:p text:style-name="P2">Get coins from killing, opening treasures tec.</text:p>
      <text:p text:style-name="P2">Get xp from killing</text:p>
      <text:p text:style-name="P2"/>
      <text:p text:style-name="P2">Needs to be somewhat "cartoonish" to imply fun, and also for matching the popular games on the market.</text:p>
      <text:p text:style-name="P2"/>
      <text:p text:style-name="P1">"Super" chests:</text:p>
      <text:p text:style-name="P2">Spawns randomly</text:p>
      <text:p text:style-name="P2">All-to-all within a 500 meter radius around the chest.</text:p>
      <text:p text:style-name="P2">The special item within chest needs to be unlocked at hub.</text:p>
      <text:p text:style-name="P2">Everyone get the person with the <text:span text:style-name="T1">special</text:span> item as a target (but also keeps their current one).</text:p>
      <text:p text:style-name="P2"/>
      <text:p text:style-name="P1">Assassination:</text:p>
      <text:p text:style-name="P2">Base: Roll over 40 to assassinate</text:p>
      <text:p text:style-name="P2">Spy: + 0 assassination + 10 defence</text:p>
      <text:p text:style-name="P2">Brawler: + 5 assassination, + 5 defence</text:p>
      <text:p text:style-name="P2">Pirate: + 10 assassination, + 0 defence</text:p>
      <text:p text:style-name="P2"/>
      <text:p text:style-name="P2">1<text:span text:style-name="T3">st</text:span> sphere:</text:p>
      <text:p text:style-name="P2">Kill</text:p>
      <text:p text:style-name="P2">Items from hub</text:p>
      <text:p text:style-name="P2">Items</text:p>
      <text:p text:style-name="P2">Acquire target</text:p>
      <text:p text:style-name="P2"/>
      <text:p text:style-name="P2">2<text:span text:style-name="T3">nd</text:span> sphere:</text:p>
      <text:p text:style-name="P2">Armor</text:p>
      <text:p text:style-name="P2">Items from map</text:p>
      <text:p text:style-name="P2"/>
      <text:p text:style-name="P2">3<text:span text:style-name="T3">rd</text:span> sphere:</text:p>
      <text:p text:style-name="P2">Classes</text:p>
      <text:p text:style-name="P2"><text:soft-page-break/>Legendaries</text:p>
      <text:p text:style-name="P2">Achievements</text:p>
      <text:p text:style-name="P2"/>
      <text:p text:style-name="P2">4<text:span text:style-name="T3">th</text:span> spehere:</text:p>
      <text:p text:style-name="P2">Level up</text:p>
      <text:p text:style-name="P2">Game m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2M35S</meta:editing-duration>
    <meta:editing-cycles>28</meta:editing-cycles>
    <meta:generator>OpenOffice/4.0.1$Win32 OpenOffice.org_project/401m5$Build-9714</meta:generator>
    <dc:date>2014-03-10T10:28:59.56</dc:date>
    <meta:document-statistic meta:table-count="0" meta:image-count="0" meta:object-count="0" meta:page-count="3" meta:paragraph-count="86" meta:word-count="417" meta:character-count="2267"/>
    <meta:user-defined meta:name="Info 1"/>
    <meta:user-defined meta:name="Info 2"/>
    <meta:user-defined meta:name="Info 3"/>
    <meta:user-defined meta:name="Info 4"/>
  </office:meta>
</office:document-meta>
</file>